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A845459C9C3DC7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1.029cm, 2.798cm, 19.98cm, 3.98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09cm" svg:height="21.299cm" svg:x="0.881cm" svg:y="1.192cm">
          <draw:image xlink:href="Pictures/10000000000005E8000007E07A845459C9C3DC7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8:04:12.011069969</dc:date>
    <meta:editing-duration>PT3M26S</meta:editing-duration>
    <meta:editing-cycles>5</meta:editing-cycles>
    <meta:generator>LibreOffice/7.4.1.2$MacOSX_AARCH64 LibreOffice_project/3c58a8f3a960df8bc8fd77b461821e42c061c5f0</meta:generator>
    <meta:document-statistic meta:object-count="1"/>
  </office:meta>
</office:document-meta>
</file>